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1 – SQL (Sous PHPMyAdmin)</text:p>
      <text:p text:style-name="P1"/>
      <text:p text:style-name="P1">Base de données</text:p>
      <text:p text:style-name="P1">14/11/14</text:p>
      <text:p text:style-name="P1"/>
      <text:p text:style-name="P1">2) Les tables ont des noms, aucune n’est vide, chacune dispose d'un type.</text:p>
      <text:p text:style-name="P1"/>
      <text:p text:style-name="P1">3) Projection : Select * from dept ;</text:p>
      <text:p text:style-name="P1">Restriction : Select ENAME,SAL from EMP where job='MANAGER' and sal&gt;2800;</text:p>
      <text:p text:style-name="P1">Jointure : Select ENAME from EMP E, DEPT D where E.DEPTNO = D.DEPTNO and Loc=’DALLAS’;</text:p>
      <text:p text:style-name="P1"/>
      <text:p text:style-name="P1">4) On peut faire une requête imbriquée comme ceci :</text:p>
      <text:p text:style-name="P1"/>
      <text:p text:style-name="P5">Select ENAME from EMP where DEPTNO = (Select DEPTNO from DEPT where Loc=’DALLAS’);</text:p>
      <text:p text:style-name="P1"/>
      <text:p text:style-name="P1">Plutôt que la jointure : </text:p>
      <text:p text:style-name="P1"/>
      <text:p text:style-name="P4">Select ENAME from EMP E, DEPT D where E.DEPTNO = D.DEPTNO and Loc=’DALLAS’;</text:p>
      <text:p text:style-name="P1"/>
      <text:p text:style-name="P1">La première fait la requête du where, puis la requête principale et compare.</text:p>
      <text:p text:style-name="P1">La deuxième fusionne les tables. Elle est plus simple mais moins rapide à exécuter.</text:p>
      <text:p text:style-name="P1"/>
      <text:p text:style-name="P1">5) Select Loc, ENAME, JOB, SAL from DEPT D, EMP E where D.DEPTNO = <text:s/>E.DEPTNO order by E.DEPTNO ASC, SAL DESC ;</text:p>
      <text:p text:style-name="P1"/>
      <text:p text:style-name="P1">6) Select ENAME, JOB, SAL from EMP where SAL &gt; (SELECT AVG(SAL) FROM EMP);</text:p>
      <text:p text:style-name="P1"><text:s/></text:p>
      <text:p text:style-name="P1">7) Select ENAME, SAL, DEPTNO from EMP where SAL &gt; (select min(sal) from emp where deptno =30);</text:p>
      <text:p text:style-name="P1"/>
      <text:p text:style-name="P1">8) Select ENAME, SAL, DEPTNO from EMP where SAL &gt; (select max(sal) from emp where deptno =30);</text:p>
      <text:p text:style-name="P1"/>
      <text:p text:style-name="P1">9) Select E1.ename, E1.sal, E1.deptno from emp E1 where E1.sal &gt;(select avg(E2.sal) from emp E2 where E1.deptno = E2.deptno); </text:p>
      <text:p text:style-name="Text_20_body"/>
      <text:p text:style-name="Text_20_body">10)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BD (14/11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7M26S</meta:editing-duration>
    <meta:editing-cycles>10</meta:editing-cycles>
    <meta:generator>OpenOffice/4.1.0$Win32 OpenOffice.org_project/410m18$Build-9764</meta:generator>
    <dc:date>2014-11-14T16:24:20.75</dc:date>
    <dc:creator>Malik Zouhiri</dc:creator>
    <meta:document-statistic meta:table-count="0" meta:image-count="0" meta:object-count="0" meta:page-count="2" meta:paragraph-count="21" meta:word-count="223" meta:character-count="1256"/>
    <meta:user-defined meta:name="Info 1"/>
    <meta:user-defined meta:name="Info 2"/>
    <meta:user-defined meta:name="Info 3"/>
    <meta:user-defined meta:name="Info 4"/>
  </office:meta>
</office:document-meta>
</file>